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KANA CAMAC HERN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KANA CAMAC HERN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ZENA BERNARDINO SALCEDO SERVELEON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FRANCES NEGRO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18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11:55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